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5.903cm" fo:margin-left="0cm" fo:margin-top="0cm" fo:margin-bottom="0cm" table:align="left" style:writing-mode="lr-tb"/>
    </style:style>
    <style:style style:name="Table2.A" style:family="table-column">
      <style:table-column-properties style:column-width="7.9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3.498cm" fo:keep-together="auto"/>
    </style:style>
    <style:style style:name="Table3" style:family="table">
      <style:table-properties style:width="15.903cm" fo:margin-left="0cm" fo:margin-top="0cm" fo:margin-bottom="0cm" table:align="left" style:writing-mode="lr-tb"/>
    </style:style>
    <style:style style:name="Table3.A" style:family="table-column">
      <style:table-column-properties style:column-width="7.952cm"/>
    </style:style>
    <style:style style:name="Table3.1" style:family="table-row">
      <style:table-row-properties style:min-row-height="0.101cm"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2" style:family="paragraph" style:parent-style-name="Text_20_body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style:letter-kerning="true" style:font-name-asian="Aptos1" style:font-size-asian="12pt" style:language-asian="en" style:country-asian="US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ptos" fo:font-size="12pt" fo:language="en" fo:country="GB" officeooo:rsid="001aec6a" officeooo:paragraph-rsid="001aec6a" style:letter-kerning="true" style:font-name-asian="Aptos1" style:font-size-asian="12pt" style:language-asian="en" style:country-asian="US" style:font-size-complex="12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98e7" style:font-weight-asian="bold" style:font-weight-complex="bold"/>
    </style:style>
    <style:style style:name="T3" style:family="text">
      <style:text-properties fo:font-weight="bold" officeooo:rsid="00462005" style:font-weight-asian="bold" style:font-weight-complex="bold"/>
    </style:style>
    <style:style style:name="T4" style:family="text">
      <style:text-properties officeooo:rsid="001a8b1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6200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 Strategy &amp; Framework</text:p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Date and Time: </text:span><text:span text:style-name="T6">25</text:span>/10/2024</text:p>
          </table:table-cell>
          <table:table-cell table:style-name="Table1.A1" office:value-type="string">
            <text:p text:style-name="P1" loext:marker-style-name="T1"><text:span text:style-name="T1">Meeting Attendee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>Online / <text:span text:style-name="T1">In Person</text:span></text:p>
          </table:table-cell>
          <table:table-cell table:style-name="Table1.A1" office:value-type="string">
            <text:p text:style-name="P1">Raf, <text:span text:style-name="T4">Veronica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" loext:marker-style-name="T1"><text:span text:style-name="T1">Agenda</text:span><text:span text:style-name="T1"/></text:p>
          </table:table-cell>
          <table:table-cell table:style-name="Table2.A1" office:value-type="string">
            <text:p text:style-name="P5" loext:marker-style-name="T1"><text:span text:style-name="T1">Decision</text:span><text:span text:style-name="T2">s</text:span></text:p>
          </table:table-cell>
        </table:table-row>
        <table:table-row table:style-name="Table2.2">
          <table:table-cell table:style-name="Table2.A1" office:value-type="string">
            <text:p text:style-name="Text_20_body">To establish a robust testing strategy and framework for AML’s new system to ensure reliability, maintainability, and comprehensive test coverage in the absence of a legacy system testing culture.</text:p>
          </table:table-cell>
          <table:table-cell table:style-name="Table2.A1" office:value-type="string">
            <text:p text:style-name="P2">Jest: Primary library for unit and E2E testing due to its flexibility and ease of use.</text:p>
            <text:p text:style-name="P2">Supertest: Chosen for API endpoint testing to ensure robust functionality.</text:p>
            <text:p text:style-name="P2">SQLite In-Memory: Enables efficient, lightweight database testing during development.</text:p>
          </table:table-cell>
        </table:table-row>
      </table:table>
      <text:p text:style-name="Standard"/>
      <text:p text:style-name="Standard" loext:marker-style-name="T1"><text:span text:style-name="T1">Action Items:<text:line-break/><text:line-break/></text:span><text:span text:style-name="T5">Implement Jest for unit and integration testing across the codebase.</text:span></text:p>
      <text:p text:style-name="Standard" loext:marker-style-name="T1"><text:span text:style-name="T5">Configure Supertest for API tests to ensure endpoint reliability.</text:span></text:p>
      <text:p text:style-name="Standard" loext:marker-style-name="T1"><text:span text:style-name="T5">Complement SQLite in-memory tests with integration tests using the production database for higher fidelity.</text:span></text:p>
      <text:p text:style-name="Standard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" loext:marker-style-name="T1"><text:span text:style-name="T1">Next Meeting</text:span><text:span text:style-name="T1"/></text:p>
          </table:table-cell>
          <table:table-cell table:style-name="Table3.A1" office:value-type="string">
            <text:p text:style-name="P1" loext:marker-style-name="T1"><text:span text:style-name="T1">Additional Notes</text:span><text:span text:style-name="T1"/></text:p>
          </table:table-cell>
        </table:table-row>
        <table:table-row table:style-name="Table3.1">
          <table:table-cell table:style-name="Table3.A1" office:value-type="string">
            <text:p text:style-name="Text_20_body">-</text:p>
          </table:table-cell>
          <table:table-cell table:style-name="Table3.A1" office:value-type="string">
            <text:p text:style-name="Text_20_body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arasa Mono SC" svg:font-family="'Sarasa Mono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2pt" fo:language="en" fo:country="GB" style:letter-kerning="tru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arasa Mono SC" style:font-family-asian="'Sarasa Mono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-asian="Aptos1" style:font-family-asian="Aptos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mo, Ayman (Student)</meta:initial-creator>
    <meta:editing-cycles>68</meta:editing-cycles>
    <meta:creation-date>2024-09-26T17:23:00</meta:creation-date>
    <dc:date>2024-12-17T10:51:57.056080237</dc:date>
    <meta:editing-duration>PT25M47S</meta:editing-duration>
    <meta:generator>LibreOffice/24.2.7.2$Linux_X86_64 LibreOffice_project/420$Build-2</meta:generator>
    <meta:document-statistic meta:table-count="3" meta:image-count="0" meta:object-count="0" meta:page-count="1" meta:paragraph-count="18" meta:word-count="123" meta:character-count="842" meta:non-whitespace-character-count="736"/>
    <meta:user-defined meta:name="AppVersion">16.0000</meta:user-defined>
    <meta:user-defined meta:name="DocSecurity" meta:value-type="float">4</meta:user-defined>
    <meta:template xlink:type="simple" xlink:actuate="onRequest" xlink:title="Normal.dotm" xlink:href=""/>
  </office:meta>
</office:document-meta>
</file>